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30.695cm" fo:min-width="11.58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492cm" fo:min-width="23.4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345cm" fo:min-width="23.47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506cm" fo:min-width="23.47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327cm" fo:min-width="4.15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4.61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cm" fo:margin-right="2.54cm" fo:margin-top="0cm" fo:margin-bottom="0cm" fo:line-height="100%" fo:text-align="center" fo:text-indent="0cm"/>
    </style:style>
    <style:style style:name="P8" style:family="paragraph">
      <style:paragraph-properties fo:margin-left="0.178cm" fo:margin-right="0cm" fo:text-align="center" fo:text-indent="0cm"/>
    </style:style>
    <style:style style:name="P9" style:family="paragraph">
      <style:paragraph-properties fo:margin-left="0.457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89cm" svg:height="30.945cm" svg:x="13.638cm" svg:y="4.221cm">
          <text:p text:style-name="P1"><text:span text:style-name="T1">HOST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3.975cm" svg:height="9.742cm" svg:x="27.94cm" svg:y="25.475cm">
          <text:p text:style-name="P1"><text:span text:style-name="T1">RX </text:span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4.653cm" svg:height="3.013cm" svg:x="46.42cm" svg:y="30.625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7.022cm" svg:height="3.889cm" svg:x="16.178cm" svg:y="7.008cm">
          <text:p text:style-name="P3"><text:span text:style-name="T1">IFC+C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7.022cm" svg:height="3.889cm" svg:x="16.178cm" svg:y="11.866cm">
          <text:p text:style-name="P3"><text:span text:style-name="T1">Buffer </text:span><text:span text:style-name="T1"><text:line-break/></text:span><text:span text:style-name="T1">Descriptor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7.022cm" svg:height="3.889cm" svg:x="16.178cm" svg:y="23.278cm">
          <draw:glue-point draw:id="4" svg:x="-5.001cm" svg:y="-2.707cm"/>
          <draw:glue-point draw:id="5" svg:x="-5.001cm" svg:y="2.28cm"/>
          <text:p text:style-name="P3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7.022cm" svg:height="3.889cm" svg:x="16.178cm" svg:y="16.88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7.022cm" svg:height="3.889cm" svg:x="16.178cm" svg:y="30.167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9.689cm" svg:y1="23.278cm" svg:x2="19.689cm" svg:y2="20.769cm" draw:start-shape="id1" draw:start-glue-point="0" draw:end-shape="id2" draw:end-glue-point="2" svg:d="M19689 23278v-2509" svg:viewBox="0 0 1 2510">
          <text:p/>
        </draw:connector>
        <draw:connector draw:style-name="gr6" draw:text-style-name="P5" draw:layer="layout" svg:x1="19.689cm" svg:y1="27.167cm" svg:x2="19.689cm" svg:y2="30.167cm" draw:start-shape="id1" draw:start-glue-point="2" draw:end-shape="id3" draw:end-glue-point="0" svg:d="M19689 27167v3000" svg:viewBox="0 0 1 3001">
          <text:p/>
        </draw:connector>
        <draw:connector draw:style-name="gr7" draw:text-style-name="P6" draw:layer="layout" svg:x1="16.178cm" svg:y1="26.108cm" svg:x2="3.026cm" svg:y2="26.108cm" draw:start-shape="id1" draw:start-glue-point="5" svg:d="M16178 26108h-13152" svg:viewBox="0 0 13153 1">
          <text:p text:style-name="P6"/>
        </draw:connector>
        <draw:connector draw:style-name="gr8" draw:text-style-name="P7" draw:layer="layout" svg:x1="16.178cm" svg:y1="13.81cm" svg:x2="12.641cm" svg:y2="13.804cm" draw:start-shape="id4" draw:start-glue-point="3" draw:end-shape="id5" draw:end-glue-point="1" svg:d="M16178 13810h-1769v-6h-1768" svg:viewBox="0 0 3538 7">
          <text:p/>
        </draw:connector>
        <draw:connector draw:style-name="gr9" draw:text-style-name="P5" draw:layer="layout" draw:line-skew="-1.508cm" svg:x1="16.178cm" svg:y1="13.81cm" svg:x2="16.178cm" svg:y2="8.952cm" draw:start-shape="id4" draw:start-glue-point="3" draw:end-shape="id6" draw:end-glue-point="3" svg:d="M16178 13810h-2009v-4858h2009" svg:viewBox="0 0 2010 4859">
          <text:p/>
        </draw:connector>
        <draw:custom-shape draw:style-name="gr3" draw:text-style-name="P4" xml:id="id8" draw:id="id8" draw:layer="layout" svg:width="4.653cm" svg:height="3.013cm" svg:x="40.517cm" svg:y="30.625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4.653cm" svg:height="3.013cm" svg:x="34.748cm" svg:y="27.023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4.653cm" svg:height="3.013cm" svg:x="28.672cm" svg:y="27.023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46.42cm" svg:y1="32.131cm" svg:x2="45.17cm" svg:y2="32.131cm" draw:start-shape="id7" draw:start-glue-point="3" draw:end-shape="id8" draw:end-glue-point="1" svg:d="M46420 32131h-1250" svg:viewBox="0 0 1251 1">
          <text:p/>
        </draw:connector>
        <draw:connector draw:style-name="gr9" draw:text-style-name="P5" draw:layer="layout" svg:x1="40.517cm" svg:y1="32.131cm" svg:x2="37.074cm" svg:y2="30.036cm" draw:start-shape="id8" draw:start-glue-point="3" draw:end-shape="id9" draw:end-glue-point="2" svg:d="M40517 32131h-3443v-2095" svg:viewBox="0 0 3444 2096">
          <text:p/>
        </draw:connector>
        <draw:connector draw:style-name="gr9" draw:text-style-name="P5" draw:layer="layout" draw:line-skew="-2.86cm" svg:x1="40.517cm" svg:y1="32.131cm" svg:x2="23.2cm" svg:y2="32.111cm" draw:start-shape="id8" draw:start-glue-point="3" draw:end-shape="id3" draw:end-glue-point="1" svg:d="M40517 32131h-11519v-20h-5798" svg:viewBox="0 0 17318 21">
          <text:p/>
        </draw:connector>
        <draw:connector draw:style-name="gr9" draw:text-style-name="P5" draw:layer="layout" svg:x1="34.748cm" svg:y1="28.529cm" svg:x2="33.325cm" svg:y2="28.529cm" draw:start-shape="id9" draw:start-glue-point="3" draw:end-shape="id10" draw:end-glue-point="1" svg:d="M34748 28529h-1423" svg:viewBox="0 0 1424 1">
          <text:p/>
        </draw:connector>
        <draw:connector draw:style-name="gr9" draw:text-style-name="P5" draw:layer="layout" svg:x1="40.517cm" svg:y1="32.131cm" svg:x2="30.998cm" svg:y2="30.036cm" draw:start-shape="id8" draw:start-glue-point="3" draw:end-shape="id10" draw:end-glue-point="2" svg:d="M40517 32131h-9519v-2095" svg:viewBox="0 0 9520 2096">
          <text:p/>
        </draw:connector>
        <draw:connector draw:style-name="gr11" draw:text-style-name="P5" draw:layer="layout" draw:line-skew="0.538cm" svg:x1="28.672cm" svg:y1="28.529cm" svg:x2="23.2cm" svg:y2="8.952cm" draw:start-shape="id10" draw:start-glue-point="3" draw:end-shape="id6" draw:end-glue-point="1" svg:d="M28672 28529h-2198v-19577h-3274" svg:viewBox="0 0 5473 19578">
          <text:p/>
        </draw:connector>
        <draw:custom-shape draw:style-name="gr12" draw:text-style-name="P2" draw:layer="layout" svg:width="23.975cm" svg:height="9.595cm" svg:x="27.899cm" svg:y="14.961cm">
          <text:p text:style-name="P1"><text:span text:style-name="T1">TX </text:span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4.653cm" svg:height="3.013cm" svg:x="46.534cm" svg:y="17.338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4.653cm" svg:height="3.013cm" svg:x="33.134cm" svg:y="17.338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4" draw:id="id14" draw:layer="layout" svg:width="4.653cm" svg:height="3.013cm" svg:x="36.834cm" svg:y="21.038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4.653cm" svg:height="3.013cm" svg:x="28.97cm" svg:y="21.038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2" draw:id="id12" draw:layer="layout" svg:width="4.653cm" svg:height="3.013cm" svg:x="40.434cm" svg:y="17.338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37.787cm" svg:y1="18.844cm" svg:x2="40.434cm" svg:y2="18.844cm" draw:start-shape="id11" draw:start-glue-point="1" draw:end-shape="id12" draw:end-glue-point="3" svg:d="M37787 18844h2647" svg:viewBox="0 0 2648 1">
          <text:p/>
        </draw:connector>
        <draw:connector draw:style-name="gr9" draw:text-style-name="P5" draw:layer="layout" svg:x1="45.087cm" svg:y1="18.844cm" svg:x2="46.534cm" svg:y2="18.844cm" draw:start-shape="id12" draw:start-glue-point="1" draw:end-shape="id13" draw:end-glue-point="3" svg:d="M45087 18844h1447" svg:viewBox="0 0 1448 1">
          <text:p/>
        </draw:connector>
        <draw:connector draw:style-name="gr9" draw:text-style-name="P5" draw:layer="layout" svg:x1="37.787cm" svg:y1="18.844cm" svg:x2="39.16cm" svg:y2="21.038cm" draw:start-shape="id11" draw:start-glue-point="1" draw:end-shape="id14" draw:end-glue-point="0" svg:d="M37787 18844h1373v2194" svg:viewBox="0 0 1374 2195">
          <text:p/>
        </draw:connector>
        <draw:connector draw:style-name="gr9" draw:text-style-name="P5" draw:layer="layout" svg:x1="41.487cm" svg:y1="22.544cm" svg:x2="42.76cm" svg:y2="20.351cm" draw:start-shape="id14" draw:start-glue-point="1" draw:end-shape="id12" draw:end-glue-point="2" svg:d="M41487 22544h1273v-2193" svg:viewBox="0 0 1274 2194">
          <text:p/>
        </draw:connector>
        <draw:connector draw:style-name="gr9" draw:text-style-name="P5" draw:layer="layout" svg:x1="33.623cm" svg:y1="22.544cm" svg:x2="35.46cm" svg:y2="20.351cm" draw:start-shape="id15" draw:start-glue-point="1" draw:end-shape="id11" draw:end-glue-point="2" svg:d="M33623 22544h1837v-2193" svg:viewBox="0 0 1838 2194">
          <text:p/>
        </draw:connector>
        <draw:connector draw:style-name="gr11" draw:text-style-name="P5" draw:layer="layout" draw:line-skew="0.395cm" svg:x1="23.2cm" svg:y1="8.952cm" svg:x2="28.97cm" svg:y2="22.544cm" draw:start-shape="id6" draw:start-glue-point="1" draw:end-shape="id15" draw:end-glue-point="3" svg:d="M23200 8952h3280v13592h2490" svg:viewBox="0 0 5771 13593">
          <text:p/>
        </draw:connector>
        <draw:connector draw:style-name="gr9" draw:text-style-name="P5" draw:layer="layout" svg:x1="23.2cm" svg:y1="18.824cm" svg:x2="33.134cm" svg:y2="18.844cm" draw:start-shape="id2" draw:start-glue-point="1" draw:end-shape="id11" draw:end-glue-point="3" svg:d="M23200 18824h4967v20h4967" svg:viewBox="0 0 9935 21">
          <text:p/>
        </draw:connector>
        <draw:custom-shape draw:style-name="gr13" draw:text-style-name="P2" draw:layer="layout" svg:width="23.975cm" svg:height="9.756cm" svg:x="27.899cm" svg:y="4.147cm">
          <text:p text:style-name="P1"><text:span text:style-name="T1">MII </text:span><text:span text:style-name="T1">Managem</text:span><text:span text:style-name="T1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18" draw:id="id18" draw:layer="layout" svg:width="4.653cm" svg:height="6.577cm" svg:x="46.446cm" svg:y="5.777cm">
          <draw:glue-point draw:id="4" svg:x="-5.003cm" svg:y="-2.704cm"/>
          <draw:glue-point draw:id="5" svg:x="-5.003cm" svg:y="2.771cm"/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4.653cm" svg:height="3.013cm" svg:x="40.146cm" svg:y="5.777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6" draw:id="id16" draw:layer="layout" svg:width="4.653cm" svg:height="3.013cm" svg:x="33.546cm" svg:y="5.777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9" draw:id="id19" draw:layer="layout" svg:width="4.653cm" svg:height="3.013cm" svg:x="33.546cm" svg:y="9.377cm">
          <text:p text:style-name="P3"><text:span text:style-name="T1">Operation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38.199cm" svg:y1="7.283cm" svg:x2="40.146cm" svg:y2="7.283cm" draw:start-shape="id16" draw:start-glue-point="1" draw:end-shape="id17" draw:end-glue-point="3" svg:d="M38199 7283h1947" svg:viewBox="0 0 1948 1">
          <text:p/>
        </draw:connector>
        <draw:connector draw:style-name="gr9" draw:text-style-name="P5" draw:layer="layout" svg:x1="44.799cm" svg:y1="7.283cm" svg:x2="46.446cm" svg:y2="7.287cm" draw:start-shape="id17" draw:start-glue-point="1" draw:end-shape="id18" draw:end-glue-point="4" svg:d="M44799 7283h823v4h824" svg:viewBox="0 0 1648 5">
          <text:p/>
        </draw:connector>
        <draw:connector draw:style-name="gr9" draw:text-style-name="P5" draw:layer="layout" svg:x1="38.199cm" svg:y1="10.883cm" svg:x2="46.446cm" svg:y2="10.887cm" draw:start-shape="id19" draw:start-glue-point="1" draw:end-shape="id18" draw:end-glue-point="5" svg:d="M38199 10883h4123v4h4124" svg:viewBox="0 0 8248 5">
          <text:p/>
        </draw:connector>
        <draw:connector draw:style-name="gr9" draw:text-style-name="P5" draw:layer="layout" draw:line-skew="0.893cm" svg:x1="23.2cm" svg:y1="8.952cm" svg:x2="33.546cm" svg:y2="7.283cm" draw:start-shape="id6" draw:start-glue-point="1" draw:end-shape="id16" draw:end-glue-point="3" svg:d="M23200 8952h6066v-1669h4280" svg:viewBox="0 0 10347 1670">
          <text:p/>
        </draw:connector>
        <draw:connector draw:style-name="gr11" draw:text-style-name="P5" draw:layer="layout" draw:line-skew="0.893cm" svg:x1="23.2cm" svg:y1="8.952cm" svg:x2="33.546cm" svg:y2="10.883cm" draw:start-shape="id6" draw:start-glue-point="1" draw:end-shape="id19" draw:end-glue-point="3" svg:d="M23200 8952h6066v1931h4280" svg:viewBox="0 0 10347 1932">
          <text:p/>
        </draw:connector>
        <draw:connector draw:style-name="gr11" draw:text-style-name="P5" draw:layer="layout" svg:x1="23.2cm" svg:y1="13.81cm" svg:x2="26.448cm" svg:y2="13.806cm" draw:start-shape="id4" draw:start-glue-point="1" svg:d="M23200 13810h1875v-4h1373" svg:viewBox="0 0 3249 5">
          <text:p/>
        </draw:connector>
        <draw:connector draw:style-name="gr11" draw:text-style-name="P5" draw:layer="layout" draw:line-skew="1.023cm" svg:x1="23.2cm" svg:y1="13.81cm" svg:x2="23.2cm" svg:y2="25.222cm" draw:start-shape="id4" draw:start-glue-point="1" draw:end-shape="id1" draw:end-glue-point="1" svg:d="M23200 13810h1524v11412h-1524" svg:viewBox="0 0 1525 11413">
          <text:p/>
        </draw:connector>
        <draw:connector draw:style-name="gr7" draw:text-style-name="P5" draw:layer="layout" svg:x1="51.099cm" svg:y1="9.065cm" svg:x2="55.089cm" svg:y2="9.077cm" draw:start-shape="id18" draw:start-glue-point="1" svg:d="M51099 9065h2245v12h1745" svg:viewBox="0 0 3991 13">
          <text:p text:style-name="P5">MDIO<text:line-break/>MDC<text:line-break/></text:p>
        </draw:connector>
        <draw:connector draw:style-name="gr15" draw:text-style-name="P8" draw:layer="layout" svg:x1="51.187cm" svg:y1="18.844cm" svg:x2="55.592cm" svg:y2="18.838cm" draw:start-shape="id13" draw:start-glue-point="1" svg:d="M51187 18844h2453v-6h1952" svg:viewBox="0 0 4406 7">
          <text:p text:style-name="P8">PHY<text:line-break/>TX Signals<text:line-break/></text:p>
        </draw:connector>
        <draw:connector draw:style-name="gr16" draw:text-style-name="P9" draw:layer="layout" svg:x1="51.073cm" svg:y1="32.131cm" svg:x2="55.577cm" svg:y2="32.127cm" draw:start-shape="id7" draw:start-glue-point="1" svg:d="M51073 32131h2502v-4h2002" svg:viewBox="0 0 4505 5">
          <text:p text:style-name="P9">PHY<text:line-break/>RX Signals<text:line-break/></text:p>
        </draw:connector>
        <draw:connector draw:style-name="gr9" draw:text-style-name="P5" draw:layer="layout" draw:line-skew="-0.755cm" svg:x1="14.17cm" svg:y1="13.747cm" svg:x2="16.178cm" svg:y2="24.17cm" draw:end-shape="id1" draw:end-glue-point="4" svg:d="M14170 13747h-1v10423h2009" svg:viewBox="0 0 2010 10424">
          <text:p/>
        </draw:connector>
        <draw:custom-shape draw:style-name="gr17" draw:text-style-name="P4" xml:id="id5" draw:id="id5" draw:layer="layout" svg:width="5.115cm" svg:height="3.889cm" svg:x="7.526cm" svg:y="11.86cm">
          <text:p text:style-name="P3"><text:span text:style-name="T1">Universal</text:span><text:span text:style-name="T1"><text:line-break/></text:span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3.006cm" svg:y1="13.796cm" svg:x2="7.526cm" svg:y2="13.804cm" draw:end-shape="id5" draw:end-glue-point="3" svg:d="M3006 13796h2009v8h2511" svg:viewBox="0 0 4521 9">
          <text:p/>
        </draw:connector>
        <draw:frame draw:style-name="gr18" draw:text-style-name="P11" draw:layer="layout" svg:width="2.76cm" svg:height="0.962cm" svg:x="4.039cm" svg:y="12.335cm">
          <draw:text-box>
            <text:p text:style-name="P10"><text:span text:style-name="T2">CPU </text:span><text:span text:style-name="T2">I/F</text:span></text:p>
          </draw:text-box>
        </draw:frame>
        <draw:frame draw:style-name="gr18" draw:text-style-name="P11" draw:layer="layout" svg:width="5.265cm" svg:height="0.962cm" svg:x="3.898cm" svg:y="24.294cm">
          <draw:text-box>
            <text:p text:style-name="P10"><text:span text:style-name="T2">Memory DMA </text:span><text:span text:style-name="T2">I/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4T14:28:53.613271546</dc:date>
    <meta:editing-duration>PT19H42M42S</meta:editing-duration>
    <meta:editing-cycles>78</meta:editing-cycles>
    <meta:generator>LibreOffice/25.8.3.2$Linux_X86_64 LibreOffice_project/580$Build-2</meta:generator>
    <meta:document-statistic meta:object-count="55"/>
  </office:meta>
</office:document-meta>
</file>